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12DBC12F100.svm" manifest:media-type=""/>
  <manifest:file-entry manifest:full-path="Pictures/20000001000004100000012D2D931828.svm" manifest:media-type=""/>
  <manifest:file-entry manifest:full-path="Pictures/10000000000000200000002000309F1C.png" manifest:media-type="image/png"/>
  <manifest:file-entry manifest:full-path="Pictures/20000001000003910000010B84C912A4.svm" manifest:media-type=""/>
  <manifest:file-entry manifest:full-path="Pictures/2000000100000118000000D851DC808A.svm" manifest:media-type=""/>
  <manifest:file-entry manifest:full-path="Pictures/2000000200000255000000D4D7B5E22D.eps" manifest:media-type=""/>
  <manifest:file-entry manifest:full-path="Pictures/20000001000001B000000129C1E76D42.svm" manifest:media-type=""/>
  <manifest:file-entry manifest:full-path="Pictures/20000001000003EE0000010742BB72B4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443cm" svg:height="4.063cm" svg:x="0.779cm" svg:y="0.859cm">
          <draw:image xlink:href="Pictures/2000000200000255000000D4D7B5E22D.eps" xlink:type="simple" xlink:show="embed" xlink:actuate="onLoad">
            <text:p/>
          </draw:image>
        </draw:frame>
        <draw:frame draw:style-name="gr2" draw:text-style-name="P1" draw:layer="layout" svg:width="0.472cm" svg:height="0.36cm" svg:x="5.518cm" svg:y="3.1cm">
          <draw:image xlink:href="Pictures/200000010000018A0000012DBC12F100.svm" xlink:type="simple" xlink:show="embed" xlink:actuate="onLoad">
            <text:p/>
          </draw:image>
        </draw:frame>
        <draw:frame draw:style-name="gr3" draw:text-style-name="P1" draw:layer="layout" svg:width="0.335cm" svg:height="0.258cm" svg:x="5.664cm" svg:y="2.112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7.479cm" svg:y="0.948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9.42cm" svg:y="2.611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17cm" svg:height="0.355cm" svg:x="12.149cm" svg:y="2.611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304cm" svg:height="0.31cm" svg:x="10.895cm" svg:y="0.896cm">
          <draw:image xlink:href="Pictures/20000001000000FE000001038E021CBF.svm" xlink:type="simple" xlink:show="embed" xlink:actuate="onLoad">
            <text:p/>
          </draw:image>
        </draw:frame>
        <draw:frame draw:style-name="gr2" draw:text-style-name="P1" draw:layer="layout" svg:width="0.472cm" svg:height="0.36cm" svg:x="0.379cm" svg:y="1.739cm">
          <draw:image xlink:href="Pictures/200000010000018A0000012DBC12F100.svm" xlink:type="simple" xlink:show="embed" xlink:actuate="onLoad">
            <text:p/>
          </draw:image>
        </draw:frame>
        <draw:frame draw:style-name="gr4" draw:text-style-name="P1" draw:layer="layout" svg:width="0.446cm" svg:height="0.355cm" svg:x="1.847cm" svg:y="0.551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4.11cm" svg:y="1.628cm">
          <draw:image xlink:href="Pictures/200000010000017D00000129E242AB27.svm" xlink:type="simple" xlink:show="embed" xlink:actuate="onLoad">
            <text:p/>
          </draw:image>
        </draw:frame>
        <draw:frame draw:style-name="gr3" draw:text-style-name="P1" draw:layer="layout" svg:width="0.335cm" svg:height="0.258cm" svg:x="0.542cm" svg:y="4.059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1.79cm" svg:y="2.951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3.183cm" svg:y="4.085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17cm" svg:height="0.355cm" svg:x="5.364cm" svg:y="4.085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304cm" svg:height="0.31cm" svg:x="4.356cm" svg:y="2.88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1.206cm" svg:height="0.314cm" svg:x="8.346cm" svg:y="0.836cm">
          <draw:image xlink:href="Pictures/20000001000003EE0000010742BB72B4.svm" xlink:type="simple" xlink:show="embed" xlink:actuate="onLoad">
            <text:p/>
          </draw:image>
        </draw:frame>
        <draw:frame draw:style-name="gr9" draw:text-style-name="P1" draw:layer="layout" svg:width="1.247cm" svg:height="0.36cm" svg:x="2.656cm" svg:y="0.397cm">
          <draw:image xlink:href="Pictures/20000001000004100000012D2D931828.svm" xlink:type="simple" xlink:show="embed" xlink:actuate="onLoad">
            <text:p/>
          </draw:image>
        </draw:frame>
        <draw:frame draw:style-name="gr10" draw:text-style-name="P1" draw:layer="layout" svg:width="1.094cm" svg:height="0.319cm" svg:x="2.733cm" svg:y="2.818cm">
          <draw:image xlink:href="Pictures/20000001000003910000010B84C912A4.svm" xlink:type="simple" xlink:show="embed" xlink:actuate="onLoad">
            <text:p/>
          </draw:image>
        </draw:frame>
        <draw:frame draw:style-name="gr11" draw:layer="layout" svg:width="0.937cm" svg:height="0.911cm" svg:x="11.226cm" svg:y="4.063cm">
          <draw:text-box>
            <text:p><text:span text:style-name="T1">(</text:span>ا<text:span text:style-name="T1">)</text:span></text:p>
          </draw:text-box>
        </draw:frame>
        <draw:frame draw:style-name="gr11" draw:layer="layout" svg:width="1.2cm" svg:height="0.911cm" svg:x="4.669cm" svg:y="0.5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1" draw:layer="layout" svg:width="1.2cm" svg:height="0.911cm" svg:x="6.143cm" svg:y="4.045cm">
          <draw:text-box>
            <text:p><text:span text:style-name="T1">(</text:span><text:span text:style-name="T1">پ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25T16:51:54</meta:creation-date>
    <meta:editing-duration>PT10M41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2-25T17:29:10</dc:date>
    <dc:creator>kkk </dc:creator>
    <meta:document-statistic meta:object-count="21"/>
    <meta:template xlink:type="simple" xlink:actuate="onRequest" xlink:title="kkkFigures" xlink:href="../../../../.libreoffice/3/user/template/kkkFigures.otg" meta:date="2014-02-25T16:51:53"/>
  </office:meta>
</office:document-meta>
</file>